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99f3"/>
    </style:style>
    <style:style style:name="P2" style:family="paragraph" style:parent-style-name="Heading_20_1">
      <style:text-properties officeooo:rsid="000599f3" officeooo:paragraph-rsid="000599f3"/>
    </style:style>
    <style:style style:name="T1" style:family="text">
      <style:text-properties officeooo:rsid="000599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bug</text:p>
      <text:h text:style-name="P2" text:outline-level="1">Problem?</text:h>
      <text:p text:style-name="P1"><text:tab/><text:span text:style-name="T1">Stock Intrinsic App is not deploying to Verce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0:54:31.575532926</meta:creation-date>
    <dc:date>2021-04-26T10:56:55.938989990</dc:date>
    <meta:editing-duration>PT2M25S</meta:editing-duration>
    <meta:editing-cycles>1</meta:editing-cycles>
    <meta:document-statistic meta:table-count="0" meta:image-count="0" meta:object-count="0" meta:page-count="1" meta:paragraph-count="3" meta:word-count="10" meta:character-count="61" meta:non-whitespace-character-count="53"/>
    <meta:generator>LibreOffice/6.4.7.2$Linux_X86_64 LibreOffice_project/40$Build-2</meta:generator>
  </office:meta>
</office:document-meta>
</file>